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ubProtocolEv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Protocol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ProtocolEve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ProtocolEvent.AbstractSubProtocolEvent( Object source , Message &lt; byte [ ] &gt; message , @ Nullable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ubProtocolEvent.AbstractSubProtocolEvent( Object source ,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